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0.9547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-TIENE-HSTRCO-NMBRE-ARTSTC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TIENE UN HISTORICO DE NOMBRES ARTISTIC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TIENE-HISTORICO-NOMBRE-ARTISTIC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TIENE-HSTRCO-NMBRE-ARTSTC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5">
          <table:table-cell table:style-name="ce59" office:value-type="string" calcext:value-type="string" table:number-columns-spanned="7" table:number-rows-spanned="1">
            <text:p>Un artista, ya bien sea un grupo o individuo, tiene una serie de nombres artísticos a lo largo del tiem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HISTORICO-NOMBRE-ARTISTIC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ES-PRSN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UNA PERSON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PERSON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ES-PRSN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 es una persona individual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ES-GRUP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UN GRUP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ES GRUP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ES-GRUP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 es un grupo musical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-ES-MMBR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 ES 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-ES-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RSNA-ES-MMBRO</text:p>
          </table:table-cell>
          <table:covered-table-cell table:style-name="ce20"/>
          <table:covered-table-cell table:number-columns-repeated="3" table:style-name="ce82"/>
          <table:table-cell table:style-name="ce25" table:number-columns-spanned="5" table:number-rows-spanned="1"/>
          <table:covered-table-cell table:style-name="ce25"/>
          <table:covered-table-cell table:number-columns-repeated="2" table:style-name="ce29"/>
          <table:covered-table-cell/>
          <table:table-cell table:number-columns-repeated="245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grupos a los que una persona ha pertenecid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-TIENE-MMBR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 TIENE MIEMBR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IEMBR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MBRO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miembros pertenecientes a un gru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CMPNE-CNC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5">
          <table:table-cell table:style-name="ce63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LBUM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office:forms form:automatic-focus="false" form:apply-design-mode="false"/>
        <table:table-column table:style-name="co1" table:default-cell-style-name="ce57"/>
        <table:table-column table:style-name="co11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LBUM-INCLY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63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ÁLBUM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SCN</text:p>
          </table:table-cell>
          <table:covered-table-cell table:style-name="ce19"/>
          <table:table-cell table:style-name="ce19" table:number-columns-repeated="2"/>
          <table:table-cell table:style-name="ce83"/>
          <table:table-cell table:style-name="ce83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CNCN-TIEN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-ES-ARTCL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VERSIÓN ES UN ARTÍCUL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VERSIÓN-ES-ARTICUL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VRSN-ES-ARTCL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table:number-columns-spanned="7" table:number-rows-spanned="1"/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CIL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ES-ARTCL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 ES UN ARTÍCUL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-ES-ARTICUL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LBUM-ES-ARTCL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table:number-columns-spanned="7" table:number-rows-spanned="1"/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LBUM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CIL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-TIENE-CMPR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CULO TIENE COMPRA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ULO-TIENE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CLO-TIENE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adquisiciones individuales de un artículo concreto por parte de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MPR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EFCTA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-ATRZ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 AUTORIZ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-AUTORIZ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MPRA-ATRZA-DSCRGA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autorizadas por una compra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EFCT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 EFECTUA UN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-EFECTU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DSPSTVO-EFCTA-DSCRG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POSEE-DSPSTV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7:37.45089064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1:39:17.097820589</dc:date>
    <meta:print-date>2016-01-28T16:40:00</meta:print-date>
    <meta:editing-cycles>93</meta:editing-cycles>
    <meta:editing-duration>PT2H54M55S</meta:editing-duration>
    <meta:generator>LibreOffice/6.4.7.2$Linux_X86_64 LibreOffice_project/40$Build-2</meta:generator>
    <meta:document-statistic meta:table-count="17" meta:cell-count="478" meta:object-count="0"/>
  </office:meta>
</office:document-meta>
</file>